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776" calcext:value-type="float">
            <text:p>39.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1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1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352" calcext:value-type="float">
            <text:p>39.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503</text:p>
          </table:table-cell>
          <table:table-cell office:value-type="string" calcext:value-type="string">
            <text:p>2N 9W 16DA:12650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